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07cm"/>
    </style:style>
    <style:style style:name="co3" style:family="table-column">
      <style:table-column-properties fo:break-before="auto" style:column-width="8.685cm"/>
    </style:style>
    <style:style style:name="co4" style:family="table-column">
      <style:table-column-properties fo:break-before="auto" style:column-width="6.659cm"/>
    </style:style>
    <style:style style:name="co5" style:family="table-column">
      <style:table-column-properties fo:break-before="auto" style:column-width="8.1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7.5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http://www.pythonforbeginners.com/api/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http://socialmedia-class.org/twittertutorial.html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https://www.dataquest.io/blog/python-api-tutorial/</text:p>
          </table:table-cell>
        </table:table-row>
      </table:table>
      <table:table table:name="twitter topics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www.newscientist.com/article/dn24544-five-fascinating-things-revealed-by-twitter-data/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github.com/ideoforms/python-twitter-exampl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blog.twitter.com/official/en_us/topics/insights/2017/Consumer-Insights-for-Finance-with-Twitter-Data.html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marcobonzanini.com/2015/03/02/mining-twitter-data-with-python-part-1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*****</text:p>
          </table:table-cell>
          <table:table-cell office:value-type="string">
            <text:p>https://blog.bufferapp.com/twitter-analytic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audiense.com/6-ways-apply-twitter-data-analysis-findings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***</text:p>
          </table:table-cell>
          <table:table-cell office:value-type="string">
            <text:p>https://www.entrepreneur.com/article/24283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*****</text:p>
          </table:table-cell>
          <table:table-cell office:value-type="string">
            <text:p>https://marcobonzanini.com/2015/03/02/mining-twitter-data-with-python-part-1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tweettracker.fulton.asu.edu/tda/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rdatamining.com/docs/twitter-analysis-with-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sproutsocial.com/insights/twitter-data/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*****</text:p>
          </table:table-cell>
          <table:table-cell office:value-type="string">
            <text:p>http://socialmedia-class.org/twittertutorial.html</text:p>
          </table:table-cell>
          <table:table-cell/>
        </table:table-row>
        <table:table-row table:style-name="ro3">
          <table:table-cell table:number-columns-repeated="2"/>
          <table:table-cell table:style-name="ce1" office:value-type="string">
            <text:p>Lucy-Richardson Algorithm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***</text:p>
          </table:table-cell>
          <table:table-cell office:value-type="string">
            <text:p>http://www.thesempost.com/archive-tweets/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nodexl,twchat</text:p>
          </table:table-cell>
          <table:table-cell office:value-type="string">
            <text:p>cyfe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2">
          <table:table-cell/>
          <table:table-cell office:value-type="string">
            <text:p>*****</text:p>
          </table:table-cell>
          <table:table-cell office:value-type="string">
            <text:p>https://blog.bufferapp.com/social-media-analytics-tool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blog.bufferapp.com/how-to-manage-multiple-social-media-account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blog.bufferapp.com/facebook-insight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blog.bufferapp.com/social-media-data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*****</text:p>
          </table:table-cell>
          <table:table-cell office:value-type="string">
            <text:p>https://audiense.com/6-ways-apply-twitter-data-analysis-findings/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pythonforengineers.com/build-a-twitter-analytics-app-using-python/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social-metrics.org/twitter-user-data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chimera.labs.oreilly.com/books/1234000001583/ch01.html#twitter-histogram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galeascience.wordpress.com/2016/03/18/collecting-twitter-data-with-python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adilmoujahid.com/posts/2014/07/twitter-analytics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kdnuggets.com/2016/06/mining-twitter-data-python-part-2.html</text:p>
          </table:table-cell>
          <table:table-cell/>
        </table:table-row>
      </table:table>
      <table:table table:name="amazon" table:style-name="ta1" table:print="false">
        <table:table-column table:style-name="co1" table:number-columns-repeated="3" table:default-cell-style-name="Default"/>
        <table:table-column table:style-name="co4" table:default-cell-style-name="Default"/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aws.amazon.com/datasets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docs.aws.amazon.com/AWSECommerceService/latest/DG/ProgrammingGuide.htm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sites.google.com/site/amazonfbamastery/hom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startupbros.com/amazon-ranking-hacks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programmableweb.com/category/data%20mining/api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www.developer.com/lang/rubyrails/article.php/3907086/Mining-Amazoncom-Catalog-Data-with-Ruby.htm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python-amazon-product-api.readthedocs.io/en/latest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scrapehero.com/tutorial-how-to-scrape-amazon-product-details-using-python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analyticsvidhya.com/blog/2016/05/comprehensive-guide-ml-amazon-web-services-aws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cloudacademy.com/blog/aws-machine-learning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sitepoint.com/amazon-product-api-exploration-lets-build-a-product-search/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webservices.amazon.com/scratchpad/index.htm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airpair.com/aws/posts/building-a-scalable-web-app-on-amazon-web-services-p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profitero.com/solutions/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profitero.com/insights/blog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amazintop100.com/product-category/amazon-basics/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practicalanalytics.co/category/data-visualization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*****</text:p>
          </table:table-cell>
          <table:table-cell office:value-type="string">
            <text:p>https://github.com/search?l=Python&amp;o=desc&amp;q=amazon+scraper&amp;s=stars&amp;type=Repositories&amp;utf8=%E2%9C%9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*****</text:p>
          </table:table-cell>
          <table:table-cell office:value-type="string">
            <text:p>http://amazintop100.com/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npmjs.com/package/amazon-product-api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*****</text:p>
          </table:table-cell>
          <table:table-cell office:value-type="string">
            <text:p>https://github.com/search?o=desc&amp;q=amazon+product&amp;s=stars&amp;type=Repositories&amp;utf8=%E2%9C%9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affiliate-program.amazon.com/home</text:p>
          </table:table-cell>
        </table:table-row>
      </table:table>
      <table:table table:name="keys" table:style-name="ta1" table:print="false">
        <table:table-column table:style-name="co1" table:number-columns-repeated="3" table:default-cell-style-name="Default"/>
        <table:table-column table:style-name="co5" table:default-cell-style-name="Default"/>
        <table:table-row table:style-name="ro1" table:number-rows-repeated="4"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twitter</text:p>
          </table:table-cell>
          <table:table-cell table:style-name="ce1" office:value-type="string">
            <text:p>Consumer Key (API Key)CaKeLmPdUeB7GECV7hEYELXZuConsumer Secret (API Secret)qOipOpUl8hVKhokjv6bG9Glbus4I32WYiH2f2qY7Fdid7MBFJZAccess LevelRead and write (<text:a xlink:href="https://apps.twitter.com/app/13937956/permissions">modify app permissions</text:a>)Owneraxu0110Owner ID427515600 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&lt;a target="_blank" href="https://www.amazon.com/gp/product/B00UFJ4VF6/ref=as_li_tl?ie=UTF8&amp;camp=1789&amp;creative=9325&amp;creativeASIN=B00UFJ4VF6&amp;linkCode=as2&amp;tag=wboxes-20&amp;linkId=a7ff262a5220841e245b49ce905f6501"&gt;Panasonic KX-TGF352N Corded / Cordless 2 Handset Landline Telephone&lt;/a&gt;&lt;img src="//ir-na.amazon-adsystem.com/e/ir?t=wboxes-20&amp;l=am2&amp;o=1&amp;a=B00UFJ4VF6" width="1" height="1" border="0" alt="" style="border:none !important; margin:0px !important;" /&gt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2017-06-18</text:date>, <text:time>21:2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6:00:05.34</meta:creation-date>
    <dc:date>2017-06-18T21:23:52.92</dc:date>
    <meta:editing-duration>PT5H23M24S</meta:editing-duration>
    <meta:editing-cycles>38</meta:editing-cycles>
    <meta:generator>OpenOffice/4.1.3$Win32 OpenOffice.org_project/413m1$Build-9783</meta:generator>
    <meta:document-statistic meta:table-count="4" meta:cell-count="65" meta:object-count="0"/>
  </office:meta>
</office:document-meta>
</file>